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/>
          <table:table-cell table:style-name="ce1" office:value-type="string">
            <text:p>TPS63030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>
            <text:p>Output Current @ 3.3V Buck</text:p>
          </table:table-cell>
          <table:table-cell office:value-type="string">
            <text:p>800m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utput Current @ 3.3 Boost</text:p>
          </table:table-cell>
          <table:table-cell office:value-type="string">
            <text:p>500m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Quiescent Current</text:p>
          </table:table-cell>
          <table:table-cell office:value-type="string">
            <text:p>50μ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nput Voltage range</text:p>
          </table:table-cell>
          <table:table-cell office:value-type="string">
            <text:p>1.8V – 5.5V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xed and Adjustable Voltage options</text:p>
          </table:table-cell>
          <table:table-cell office:value-type="string">
            <text:p>1.2V – 5.5 V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ackage</text:p>
          </table:table-cell>
          <table:table-cell office:value-type="string">
            <text:p>QFN-1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7/10/2015</text:date>, <text:time>16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5-10-07T16:23:47.30</meta:creation-date>
    <dc:date>2015-10-07T16:49:29.83</dc:date>
    <dc:creator>Steve Mayze</dc:creator>
    <meta:editing-duration>PT10M32S</meta:editing-duration>
    <meta:editing-cycles>1</meta:editing-cycles>
    <meta:document-statistic meta:table-count="3" meta:cell-count="13" meta:object-count="0"/>
    <meta:generator>OpenOffice/4.1.1$Win32 OpenOffice.org_project/411m6$Build-9775</meta:generator>
  </office:meta>
</office:document-meta>
</file>